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2" fo:font-size="12pt" officeooo:rsid="0001c9c6" officeooo:paragraph-rsid="0001c9c6" style:font-size-asian="12pt" style:font-size-complex="12pt"/>
    </style:style>
    <style:style style:name="P2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Text_20_body">
      <style:paragraph-properties fo:margin-top="0cm" fo:margin-bottom="0.423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style:text-blinking="false" fo:background-color="transparent" style:font-size-asian="12pt" style:font-size-complex="12pt"/>
    </style:style>
    <style:style style:name="T1" style:family="text">
      <style:text-properties officeooo:rsid="0001c9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238902c6-7fff-217d-604e-98bcf475bd71"/>Neste jogo, a banca (Dealer) fornece duas cartas a cada jogador (Player), uma delas escondida, que só o jogador conhece e outra, conhecida por todos os outros jogadores.</text:p>
      <text:p text:style-name="P3">Os jogadores se revezam solicitando cartas, a fim de chegar o mais próximo possível de 21, mas sem ultrapassar este valor. Um jogador pode passar sua vez, caso acredite que não precisa de mais cartas para vencer o jogo. Uma vez que um jogador tenha passado, ele não pode pedir outras cartas. O jogo termina quando todos os jogadores tiverem passado.</text:p>
      <text:p text:style-name="P3">O vencedor será o jogador que chegar mais perto de 21, sem excedê-lo. No caso de empate, ou se todos os jogadores ultrapassaram 21, ninguém ganha. Veja aqui mais detalhes sobre a versão original do jogo. <text:span text:style-name="T1">O código funciona algumas classes que juntas formam o jogo funcionar. </text:span></text:p>
      <text:p text:style-name="P1">As classes Banca, BancaBlackJack, Baralho, Console, Jogador, JogadorHumano, MacoCartas, OuvinteDoJogador, carta, mao, naipe e número é o que fazem o jogo funciona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4T21:30:10.118000000</meta:creation-date>
    <dc:date>2022-12-14T21:34:04.902000000</dc:date>
    <meta:editing-duration>PT3M55S</meta:editing-duration>
    <meta:editing-cycles>1</meta:editing-cycles>
    <meta:document-statistic meta:table-count="0" meta:image-count="0" meta:object-count="0" meta:page-count="1" meta:paragraph-count="4" meta:word-count="158" meta:character-count="956" meta:non-whitespace-character-count="801"/>
    <meta:generator>LibreOffice/7.3.5.2$Windows_X86_64 LibreOffice_project/184fe81b8c8c30d8b5082578aee2fed2ea847c01</meta:generator>
  </office:meta>
</office:document-meta>
</file>